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ellChecker.formGrams( String text , int 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ellChecker.SpellChecker( Directory spell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lChecker.suggestSimilar( String word , int numSug , IndexReader ir , String field , boolean morePopular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33">
            <text:p text:style-name="Table_20_Contents">33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SpellChecker.indexDictionary( Dictionary dict , int mergeFactor , int ramMB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pellChecker.getMax( int 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pellChecker.getStringDi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lChecker.setAccuracy( float minSc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lChecker.indexDictionary( Dictionary di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lChecker.setSpellIndex( Directory spell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pellChecker.add( BooleanQuery q ,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lChecker.clear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ellChecker.SpellChecker( Directory spellIndex , StringDistance s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ellChecker.addGram( String text , Document doc , int ng1 , int ng2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pellChecker.exist( String 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lChecker.setStringDistance( StringDistance s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lChecker.getMin( int 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pellChecker.suggestSimilar( String word , int numSu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lChecker.add( BooleanQuery q , String name , String value , float bo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ellChecker.createDocument( String text , int ng1 , int n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